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CEB000009B023C6BCBF6D35A188.png" manifest:media-type="image/png"/>
  <manifest:file-entry manifest:full-path="Pictures/1000020100000CEB000009B034AFD8B3A94FA77F.png" manifest:media-type="image/png"/>
  <manifest:file-entry manifest:full-path="Pictures/1000020100000CEB000009B0DFDC55DC230343BB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Title-title">
      <style:graphic-properties draw:auto-grow-height="true" fo:min-height="1.829cm"/>
    </style:style>
    <style:style style:name="pr2" style:family="presentation" style:parent-style-name="Title-notes">
      <style:graphic-properties draw:fill-color="#ffffff" draw:auto-grow-height="true" fo:min-height="13.364cm"/>
    </style:style>
    <style:style style:name="pr3" style:family="presentation" style:parent-style-name="One_20_Column-title">
      <style:graphic-properties draw:auto-grow-height="true" fo:min-height="1.8cm"/>
    </style:style>
    <style:style style:name="pr4" style:family="presentation" style:parent-style-name="One_20_Column-outline1">
      <style:graphic-properties fo:min-height="8.884cm"/>
    </style:style>
    <style:style style:name="pr5" style:family="presentation" style:parent-style-name="One_20_Column-notes">
      <style:graphic-properties draw:fill-color="#ffffff" draw:auto-grow-height="true" fo:min-height="13.364cm"/>
    </style:style>
    <style:style style:name="pr6" style:family="presentation" style:parent-style-name="One_20_Column-title">
      <style:graphic-properties fo:min-height="1.8cm"/>
    </style:style>
    <style:style style:name="pr7" style:family="presentation" style:parent-style-name="One_20_Column-notes">
      <style:graphic-properties draw:fill-color="#ffffff" fo:min-height="13.364cm"/>
    </style:style>
    <style:style style:name="pr8" style:family="presentation" style:parent-style-name="Two_20_columns-title">
      <style:graphic-properties draw:auto-grow-height="true" fo:min-height="1.8cm"/>
    </style:style>
    <style:style style:name="pr9" style:family="presentation" style:parent-style-name="Two_20_columns-outline1">
      <style:graphic-properties fo:min-height="8.884cm"/>
    </style:style>
    <style:style style:name="pr10" style:family="presentation" style:parent-style-name="Two_20_columns-notes">
      <style:graphic-properties draw:fill-color="#ffffff" draw:auto-grow-height="true" fo:min-height="13.364cm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presentation:style-name="pr1" draw:layer="layout" svg:width="25cm" svg:height="1.829cm" svg:x="0.4cm" svg:y="10.8cm" presentation:class="title" presentation:user-transformed="true">
          <draw:text-box>
            <text:p>RESTful APIs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One_20_Column" presentation:presentation-page-layout-name="AL2T1">
        <draw:frame presentation:style-name="pr3" draw:layer="layout" svg:width="26.5cm" svg:height="1.8cm" svg:x="0.4cm" svg:y="0.2cm" presentation:class="title" presentation:user-transformed="true">
          <draw:text-box>
            <text:p>REST</text:p>
          </draw:text-box>
        </draw:frame>
        <draw:frame presentation:style-name="pr4" draw:layer="layout" svg:width="25.199cm" svg:height="10.715cm" svg:x="1.4cm" svg:y="3.685cm" presentation:class="outline" presentation:user-transformed="true">
          <draw:text-box>
            <text:list text:style-name="L2">
              <text:list-item>
                <text:p>Representational State Transfer</text:p>
              </text:list-item>
              <text:list-item>
                <text:p>Enkel, webbaserad, kommunikation</text:p>
              </text:list-item>
              <text:list-item>
                <text:p>Stateless</text:p>
              </text:list-item>
              <text:list-item>
                <text:p>Nyttjar HTTP: GET, POST, etc.</text:p>
              </text:list-item>
              <text:list-item>
                <text:p>Fördefinierade operationer (CRUD)</text:p>
                <text:list>
                  <text:list-item>
                    <text:p>Create</text:p>
                  </text:list-item>
                  <text:list-item>
                    <text:p>Read</text:p>
                  </text:list-item>
                  <text:list-item>
                    <text:p>Update</text:p>
                  </text:list-item>
                  <text:list-item>
                    <text:p>Delet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One_20_Column" presentation:presentation-page-layout-name="AL2T1">
        <draw:frame presentation:style-name="pr6" draw:layer="layout" svg:width="26.5cm" svg:height="1.8cm" svg:x="0.4cm" svg:y="0.2cm" presentation:class="title" presentation:user-transformed="true">
          <draw:text-box>
            <text:p>Egenskaper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Enkel att använda</text:p>
                <text:list>
                  <text:list-item>
                    <text:p>I grunden behövs bara en webbläsare</text:p>
                  </text:list-item>
                </text:list>
              </text:list-item>
              <text:list-item>
                <text:p>För mindre datamängder</text:p>
              </text:list-item>
              <text:list-item>
                <text:p>Fokus på CRUD operationer</text:p>
                <text:list>
                  <text:list-item>
                    <text:p>Stöd även för prenumerationer</text:p>
                  </text:list-item>
                </text:list>
              </text:list-item>
              <text:list-item>
                <text:p>Klientdriven logik</text:p>
              </text:list-item>
              <text:list-item>
                <text:p>Serverapplikationen kan nås via en URL</text:p>
              </text:list-item>
              <text:list-item>
                <text:p>Passar bra för webbapplikationer och appar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One_20_Column" presentation:presentation-page-layout-name="AL2T1">
        <draw:frame presentation:style-name="pr6" draw:layer="layout" svg:width="26.5cm" svg:height="1.8cm" svg:x="0.4cm" svg:y="0.2cm" presentation:class="title">
          <draw:text-box>
            <text:p>Format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XML</text:p>
              </text:list-item>
              <text:list-item>
                <text:p>JSON</text:p>
              </text:list-item>
              <text:list-item>
                <text:p>..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wo_20_columns" presentation:presentation-page-layout-name="AL3T3">
        <draw:frame presentation:style-name="pr8" draw:layer="layout" svg:width="26.5cm" svg:height="1.8cm" svg:x="0.4cm" svg:y="0.2cm" presentation:class="title" presentation:placeholder="true">
          <draw:text-box/>
        </draw:frame>
        <draw:frame presentation:style-name="pr9" draw:layer="layout" svg:width="12.297cm" svg:height="9.134cm" svg:x="1.4cm" svg:y="3.685cm" presentation:class="outline" presentation:placeholder="true">
          <draw:text-box/>
        </draw:frame>
        <draw:frame presentation:style-name="pr9" draw:layer="layout" svg:width="12.297cm" svg:height="9.134cm" svg:x="14.313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10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fill-image draw:name="Bitmap_20_1" draw:display-name="Bitmap 1" xlink:href="Pictures/1000020100000CEB000009B034AFD8B3A94FA77F.png" xlink:type="simple" xlink:show="embed" xlink:actuate="onLoad"/>
    <draw:fill-image draw:name="Bitmap_20_2" draw:display-name="Bitmap 2" xlink:href="Pictures/1000020100000CEB000009B0DFDC55DC230343BB.png" xlink:type="simple" xlink:show="embed" xlink:actuate="onLoad"/>
    <draw:fill-image draw:name="background" xlink:href="Pictures/1000020100000CEB000009B023C6BCBF6D35A188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sv" fo:country="S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bitmap" draw:fill-image-name="background" style:repeat="stretch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itle-outline1" style:family="presentation">
      <style:graphic-properties draw:stroke="none" svg:stroke-color="#3465a4" draw:fill="none" draw:auto-grow-height="false" draw:fit-to-size="shrink-to-fit" style:shrink-to-fit="true" draw:shadow-color="#000000">
        <text:list-style style:name="Title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/>
            <style:text-properties style:use-window-font-color="true" fo:font-size="75%"/>
          </text:list-level-style-number>
          <text:list-level-style-number text:level="3" style:num-format="">
            <style:list-level-properties/>
            <style:text-properties style:use-window-font-color="true" fo:font-size="45%"/>
          </text:list-level-style-number>
          <text:list-level-style-number text:level="4" style:num-format="">
            <style:list-level-properties/>
            <style:text-properties style:use-window-font-color="true" fo:font-size="75%"/>
          </text:list-level-style-number>
          <text:list-level-style-number text:level="5" style:num-format="">
            <style:list-level-properties/>
            <style:text-properties style:use-window-font-color="true" fo:font-size="45%"/>
          </text:list-level-style-number>
          <text:list-level-style-number text:level="6" style:num-format="">
            <style:list-level-properties/>
            <style:text-properties style:use-window-font-color="true" fo:font-size="45%"/>
          </text:list-level-style-number>
          <text:list-level-style-number text:level="7" style:num-format="">
            <style:list-level-properties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top="0.5cm" fo:margin-bottom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top="0.4cm" fo:margin-bottom="0cm"/>
      <style:text-properties fo:font-size="28pt"/>
    </style:style>
    <style:style style:name="Title-outline3" style:family="presentation" style:parent-style-name="Title-outline2">
      <style:paragraph-properties fo:margin-top="0.3cm" fo:margin-bottom="0cm"/>
      <style:text-properties fo:font-size="24pt"/>
    </style:style>
    <style:style style:name="Title-outline4" style:family="presentation" style:parent-style-name="Title-outline3">
      <style:paragraph-properties fo:margin-top="0.2cm" fo:margin-bottom="0cm"/>
      <style:text-properties fo:font-size="20pt"/>
    </style:style>
    <style:style style:name="Title-outline5" style:family="presentation" style:parent-style-name="Title-outline4">
      <style:paragraph-properties fo:margin-top="0.1cm" fo:margin-bottom="0cm"/>
      <style:text-properties fo:font-size="20pt"/>
    </style:style>
    <style:style style:name="Title-outline6" style:family="presentation" style:parent-style-name="Title-outline5">
      <style:paragraph-properties fo:margin-top="0.1cm" fo:margin-bottom="0cm"/>
      <style:text-properties fo:font-size="20pt"/>
    </style:style>
    <style:style style:name="Title-outline7" style:family="presentation" style:parent-style-name="Title-outline6">
      <style:paragraph-properties fo:margin-top="0.1cm" fo:margin-bottom="0cm"/>
      <style:text-properties fo:font-size="20pt"/>
    </style:style>
    <style:style style:name="Title-outline8" style:family="presentation" style:parent-style-name="Title-outline7">
      <style:paragraph-properties fo:margin-top="0.1cm" fo:margin-bottom="0cm"/>
      <style:text-properties fo:font-size="20pt"/>
    </style:style>
    <style:style style:name="Title-outline9" style:family="presentation" style:parent-style-name="Title-outline8">
      <style:paragraph-properties fo:margin-top="0.1cm" fo:margin-bottom="0cm"/>
      <style:text-properties fo:font-size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background" style:display-name="One Column-background" style:family="presentation">
      <style:graphic-properties draw:stroke="none" draw:fill="bitmap" draw:fill-image-name="Bitmap_20_1" style:repeat="stretch"/>
      <style:text-properties style:letter-kerning="true"/>
    </style:style>
    <style:style style:name="One_20_Column-backgroundobjects" style:display-name="One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-notes" style:display-name="One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outline1" style:display-name="One Column-outline1" style:family="presentation">
      <style:graphic-properties draw:stroke="none" draw:fill="none" draw:auto-grow-height="false" draw:fit-to-size="shrink-to-fit" style:shrink-to-fit="true">
        <text:list-style style:name="One_20_Column-outline1" style:display-name="One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outline2" style:display-name="One Column-outline2" style:family="presentation" style:parent-style-name="One_20_Column-outline1">
      <style:paragraph-properties fo:margin-top="0.4cm" fo:margin-bottom="0cm"/>
      <style:text-properties fo:font-size="28pt"/>
    </style:style>
    <style:style style:name="One_20_Column-outline3" style:display-name="One Column-outline3" style:family="presentation" style:parent-style-name="One_20_Column-outline2">
      <style:paragraph-properties fo:margin-top="0.3cm" fo:margin-bottom="0cm"/>
      <style:text-properties fo:font-size="24pt"/>
    </style:style>
    <style:style style:name="One_20_Column-outline4" style:display-name="One Column-outline4" style:family="presentation" style:parent-style-name="One_20_Column-outline3">
      <style:paragraph-properties fo:margin-top="0.2cm" fo:margin-bottom="0cm"/>
      <style:text-properties fo:font-size="20pt"/>
    </style:style>
    <style:style style:name="One_20_Column-outline5" style:display-name="One Column-outline5" style:family="presentation" style:parent-style-name="One_20_Column-outline4">
      <style:paragraph-properties fo:margin-top="0.1cm" fo:margin-bottom="0cm"/>
      <style:text-properties fo:font-size="20pt"/>
    </style:style>
    <style:style style:name="One_20_Column-outline6" style:display-name="One Column-outline6" style:family="presentation" style:parent-style-name="One_20_Column-outline5">
      <style:paragraph-properties fo:margin-top="0.1cm" fo:margin-bottom="0cm"/>
      <style:text-properties fo:font-size="20pt"/>
    </style:style>
    <style:style style:name="One_20_Column-outline7" style:display-name="One Column-outline7" style:family="presentation" style:parent-style-name="One_20_Column-outline6">
      <style:paragraph-properties fo:margin-top="0.1cm" fo:margin-bottom="0cm"/>
      <style:text-properties fo:font-size="20pt"/>
    </style:style>
    <style:style style:name="One_20_Column-outline8" style:display-name="One Column-outline8" style:family="presentation" style:parent-style-name="One_20_Column-outline7">
      <style:paragraph-properties fo:margin-top="0.1cm" fo:margin-bottom="0cm"/>
      <style:text-properties fo:font-size="20pt"/>
    </style:style>
    <style:style style:name="One_20_Column-outline9" style:display-name="One Column-outline9" style:family="presentation" style:parent-style-name="One_20_Column-outline8">
      <style:paragraph-properties fo:margin-top="0.1cm" fo:margin-bottom="0cm"/>
      <style:text-properties fo:font-size="20pt"/>
    </style:style>
    <style:style style:name="One_20_Column-subtitle" style:display-name="One Column-subtitle" style:family="presentation">
      <style:graphic-properties draw:stroke="none" draw:fill="none" draw:textarea-vertical-align="middle">
        <text:list-style style:name="One_20_Column-subtitle" style:display-name="One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title" style:display-name="One Column-title" style:family="presentation">
      <style:graphic-properties draw:stroke="none" draw:fill="none" draw:textarea-vertical-align="middle">
        <text:list-style style:name="One_20_Column-title" style:display-name="One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background" style:display-name="Two columns-background" style:family="presentation">
      <style:graphic-properties draw:stroke="none" draw:fill="bitmap" draw:fill-image-name="Bitmap_20_2" style:repeat="stretch"/>
      <style:text-properties style:letter-kerning="true"/>
    </style:style>
    <style:style style:name="Two_20_columns-backgroundobjects" style:display-name="Two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lumns-notes" style:display-name="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outline1" style:display-name="Two columns-outline1" style:family="presentation">
      <style:graphic-properties draw:stroke="none" draw:fill="none" draw:auto-grow-height="false" draw:fit-to-size="shrink-to-fit" style:shrink-to-fit="true">
        <text:list-style style:name="Two_20_columns-outline1" style:display-name="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outline2" style:display-name="Two columns-outline2" style:family="presentation" style:parent-style-name="Two_20_columns-outline1">
      <style:paragraph-properties fo:margin-top="0.4cm" fo:margin-bottom="0cm"/>
      <style:text-properties fo:font-size="28pt"/>
    </style:style>
    <style:style style:name="Two_20_columns-outline3" style:display-name="Two columns-outline3" style:family="presentation" style:parent-style-name="Two_20_columns-outline2">
      <style:paragraph-properties fo:margin-top="0.3cm" fo:margin-bottom="0cm"/>
      <style:text-properties fo:font-size="24pt"/>
    </style:style>
    <style:style style:name="Two_20_columns-outline4" style:display-name="Two columns-outline4" style:family="presentation" style:parent-style-name="Two_20_columns-outline3">
      <style:paragraph-properties fo:margin-top="0.2cm" fo:margin-bottom="0cm"/>
      <style:text-properties fo:font-size="20pt"/>
    </style:style>
    <style:style style:name="Two_20_columns-outline5" style:display-name="Two columns-outline5" style:family="presentation" style:parent-style-name="Two_20_columns-outline4">
      <style:paragraph-properties fo:margin-top="0.1cm" fo:margin-bottom="0cm"/>
      <style:text-properties fo:font-size="20pt"/>
    </style:style>
    <style:style style:name="Two_20_columns-outline6" style:display-name="Two columns-outline6" style:family="presentation" style:parent-style-name="Two_20_columns-outline5">
      <style:paragraph-properties fo:margin-top="0.1cm" fo:margin-bottom="0cm"/>
      <style:text-properties fo:font-size="20pt"/>
    </style:style>
    <style:style style:name="Two_20_columns-outline7" style:display-name="Two columns-outline7" style:family="presentation" style:parent-style-name="Two_20_columns-outline6">
      <style:paragraph-properties fo:margin-top="0.1cm" fo:margin-bottom="0cm"/>
      <style:text-properties fo:font-size="20pt"/>
    </style:style>
    <style:style style:name="Two_20_columns-outline8" style:display-name="Two columns-outline8" style:family="presentation" style:parent-style-name="Two_20_columns-outline7">
      <style:paragraph-properties fo:margin-top="0.1cm" fo:margin-bottom="0cm"/>
      <style:text-properties fo:font-size="20pt"/>
    </style:style>
    <style:style style:name="Two_20_columns-outline9" style:display-name="Two columns-outline9" style:family="presentation" style:parent-style-name="Two_20_columns-outline8">
      <style:paragraph-properties fo:margin-top="0.1cm" fo:margin-bottom="0cm"/>
      <style:text-properties fo:font-size="20pt"/>
    </style:style>
    <style:style style:name="Two_20_columns-subtitle" style:display-name="Two columns-subtitle" style:family="presentation">
      <style:graphic-properties draw:stroke="none" draw:fill="none" draw:textarea-vertical-align="middle">
        <text:list-style style:name="Two_20_columns-subtitle" style:display-name="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title" style:display-name="Two columns-title" style:family="presentation">
      <style:graphic-properties draw:stroke="none" draw:fill="none" draw:textarea-vertical-align="middle">
        <text:list-style style:name="Two_20_columns-title" style:display-name="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draw:background-size="border" draw:fill="bitmap" draw:fill-image-name="Bitmap_20_2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Mpr1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One_20_Column-backgroundobjects">
      <style:graphic-properties draw:stroke="none" draw:fill="none" draw:fill-color="#ffffff" draw:auto-grow-height="false" fo:min-height="1.086cm"/>
    </style:style>
    <style:style style:name="Mpr4" style:family="presentation" style:parent-style-name="One_20_Column-backgroundobjects">
      <style:graphic-properties draw:stroke="none" draw:fill="none" draw:fill-color="#ffffff" draw:auto-grow-height="false" fo:min-height="1.485cm"/>
    </style:style>
    <style:style style:name="Mpr5" style:family="presentation" style:parent-style-name="One_20_Column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Two_20_columns-backgroundobjects">
      <style:graphic-properties draw:stroke="none" draw:fill="none" draw:fill-color="#ffffff" draw:auto-grow-height="false" fo:min-height="1.086cm"/>
    </style:style>
    <style:style style:name="Mpr7" style:family="presentation" style:parent-style-name="Two_20_columns-backgroundobjects">
      <style:graphic-properties draw:stroke="none" draw:fill="none" draw:fill-color="#ffffff" draw:auto-grow-height="false" fo:min-height="1.485cm"/>
    </style:style>
    <style:style style:name="Mpr8" style:family="presentation" style:parent-style-name="Two_20_column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 draw:fill-color="#ffffff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draw:frame presentation:style-name="Title-title" draw:layer="backgroundobjects" svg:width="25cm" svg:height="1.829cm" svg:x="0.4cm" svg:y="10.8cm" presentation:class="title" presentation:placeholder="true">
        <draw:text-box/>
      </draw:frame>
      <draw:frame presentation:style-name="Title-outline1" draw:layer="backgroundobjects" svg:width="17.999cm" svg:height="7.219cm" svg:x="4.4cm" svg:y="1.8cm" presentation:class="outline" presentation:placeholder="true">
        <draw:text-box/>
      </draw:frame>
      <draw:frame draw:style-name="Mgr3" draw:text-style-name="MP5" draw:layer="backgroundobjects" svg:width="12.2cm" svg:height="0.962cm" svg:x="11.4cm" svg:y="13.6cm">
        <draw:text-box>
          <text:p><text:author-name text:fixed="false">Lars Erik Röjerås</text:author-name></text:p>
        </draw:text-box>
      </draw:frame>
      <presentation:notes style:page-layout-name="PM0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ne_20_Column" style:display-name="One Column" style:page-layout-name="PM1" draw:style-name="Mdp2">
      <draw:frame presentation:style-name="One_20_Column-title" draw:layer="backgroundobjects" svg:width="26.5cm" svg:height="1.8cm" svg:x="0.4cm" svg:y="0.2cm" presentation:class="title" presentation:placeholder="true">
        <draw:text-box/>
      </draw:frame>
      <draw:frame presentation:style-name="One_20_Column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13cm" svg:height="1.14cm" svg:x="7cm" svg:y="14.6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4" draw:layer="backgroundobjects" svg:width="4.6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One_20_Column-title" draw:layer="backgroundobjects" svg:width="19.798cm" svg:height="11.136cm" svg:x="0.6cm" svg:y="2.257cm" presentation:class="page"/>
        <draw:frame presentation:style-name="One_20_Column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columns" style:display-name="Two columns" style:page-layout-name="PM1" draw:style-name="Mdp3">
      <draw:frame presentation:style-name="Two_20_columns-title" draw:layer="backgroundobjects" svg:width="26.5cm" svg:height="1.8cm" svg:x="0.4cm" svg:y="0.2cm" presentation:class="title" presentation:placeholder="true">
        <draw:text-box/>
      </draw:frame>
      <draw:frame presentation:style-name="Two_20_columns-outline1" draw:layer="backgroundobjects" svg:width="25.2cm" svg:height="9.134cm" svg:x="1.4cm" svg:y="3.685cm" presentation:class="outline" presentation:placeholder="true">
        <draw:text-box/>
      </draw:frame>
      <draw:frame presentation:style-name="Mpr6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13cm" svg:height="1.14cm" svg:x="7cm" svg:y="14.6cm" presentation:class="footer">
        <draw:text-box>
          <text:p text:style-name="MP6"><text:span text:style-name="MT1"><presentation:footer/></text:span></text:p>
        </draw:text-box>
      </draw:frame>
      <draw:frame presentation:style-name="Mpr6" draw:text-style-name="MP4" draw:layer="backgroundobjects" svg:width="4.6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Two_20_columns-title" draw:layer="backgroundobjects" svg:width="19.798cm" svg:height="11.136cm" svg:x="0.6cm" svg:y="2.257cm" presentation:class="page"/>
        <draw:frame presentation:style-name="Two_20_columns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2-22T18:17:14.670559459</meta:creation-date>
    <meta:editing-duration>PT4M38S</meta:editing-duration>
    <meta:editing-cycles>2</meta:editing-cycles>
    <meta:generator>LibreOffice/6.0.7.3$Linux_X86_64 LibreOffice_project/00m0$Build-3</meta:generator>
    <dc:title>Portfolio</dc:title>
    <meta:initial-creator>Lars Erik Röjerås</meta:initial-creator>
    <dc:date>2021-02-22T18:21:52.393941572</dc:date>
    <dc:creator>Lars Erik Röjerås</dc:creator>
    <meta:document-statistic meta:object-count="61"/>
  </office:meta>
</office:document-meta>
</file>